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cbf0"/>
    </style:style>
    <style:style style:name="P2" style:family="paragraph" style:parent-style-name="Standard">
      <style:paragraph-properties fo:text-align="justify" style:justify-single-word="false"/>
      <style:text-properties officeooo:rsid="00058c88" officeooo:paragraph-rsid="00058c88"/>
    </style:style>
    <style:style style:name="P3" style:family="paragraph" style:parent-style-name="Standard">
      <style:paragraph-properties fo:text-align="justify" style:justify-single-word="false"/>
      <style:text-properties officeooo:rsid="00062375" officeooo:paragraph-rsid="00062375"/>
    </style:style>
    <style:style style:name="P4" style:family="paragraph" style:parent-style-name="Standard">
      <style:paragraph-properties fo:text-align="justify" style:justify-single-word="false"/>
      <style:text-properties officeooo:rsid="0007bec9" officeooo:paragraph-rsid="0007bec9"/>
    </style:style>
    <style:style style:name="P5" style:family="paragraph" style:parent-style-name="Standard">
      <style:paragraph-properties fo:text-align="justify" style:justify-single-word="false"/>
      <style:text-properties officeooo:rsid="00080333" officeooo:paragraph-rsid="0011aa09"/>
    </style:style>
    <style:style style:name="P6" style:family="paragraph" style:parent-style-name="Standard">
      <style:paragraph-properties fo:text-align="justify" style:justify-single-word="false"/>
      <style:text-properties officeooo:rsid="00097f07" officeooo:paragraph-rsid="00097f07"/>
    </style:style>
    <style:style style:name="P7" style:family="paragraph" style:parent-style-name="Standard">
      <style:paragraph-properties fo:text-align="justify" style:justify-single-word="false"/>
      <style:text-properties officeooo:rsid="000b4625" officeooo:paragraph-rsid="0011aa09"/>
    </style:style>
    <style:style style:name="P8" style:family="paragraph" style:parent-style-name="Standard">
      <style:paragraph-properties fo:text-align="justify" style:justify-single-word="false"/>
      <style:text-properties officeooo:rsid="000ef3d6" officeooo:paragraph-rsid="0012fd92"/>
    </style:style>
    <style:style style:name="P9" style:family="paragraph" style:parent-style-name="Standard">
      <style:paragraph-properties fo:text-align="justify" style:justify-single-word="false"/>
      <style:text-properties officeooo:rsid="00100cb2" officeooo:paragraph-rsid="00100cb2"/>
    </style:style>
    <style:style style:name="P10" style:family="paragraph" style:parent-style-name="Standard">
      <style:paragraph-properties fo:text-align="justify" style:justify-single-word="false"/>
      <style:text-properties officeooo:rsid="0011961c" officeooo:paragraph-rsid="0011961c"/>
    </style:style>
    <style:style style:name="P11" style:family="paragraph" style:parent-style-name="Standard">
      <style:paragraph-properties fo:text-align="justify" style:justify-single-word="false"/>
      <style:text-properties officeooo:rsid="0013c32a" officeooo:paragraph-rsid="0013c32a"/>
    </style:style>
    <style:style style:name="P12" style:family="paragraph" style:parent-style-name="Standard">
      <style:paragraph-properties fo:text-align="justify" style:justify-single-word="false"/>
      <style:text-properties officeooo:rsid="00178db2" officeooo:paragraph-rsid="00178db2"/>
    </style:style>
    <style:style style:name="P13" style:family="paragraph" style:parent-style-name="Standard">
      <style:paragraph-properties fo:text-align="justify" style:justify-single-word="false"/>
      <style:text-properties officeooo:rsid="00189e2e" officeooo:paragraph-rsid="00189e2e"/>
    </style:style>
    <style:style style:name="P14" style:family="paragraph" style:parent-style-name="Standard">
      <style:paragraph-properties fo:text-align="justify" style:justify-single-word="false"/>
      <style:text-properties officeooo:rsid="001b3d16" officeooo:paragraph-rsid="001b3d16"/>
    </style:style>
    <style:style style:name="P15" style:family="paragraph" style:parent-style-name="Standard">
      <style:paragraph-properties fo:text-align="center" style:justify-single-word="false"/>
      <style:text-properties style:font-name="Arial" fo:font-size="16pt" fo:language="es" fo:country="AR" officeooo:paragraph-rsid="0001cbf0" style:font-size-asian="16pt" style:font-name-complex="Arial1"/>
    </style:style>
    <style:style style:name="P16" style:family="paragraph" style:parent-style-name="Standard">
      <style:paragraph-properties fo:text-align="justify" style:justify-single-word="false"/>
      <style:text-properties style:font-name="Arial" fo:language="es" fo:country="ES" officeooo:paragraph-rsid="0001cbf0" style:font-name-complex="Arial1"/>
    </style:style>
    <style:style style:name="P17" style:family="paragraph" style:parent-style-name="Standard">
      <style:paragraph-properties fo:text-align="justify" style:justify-single-word="false"/>
      <style:text-properties style:font-name="Arial" fo:language="es" fo:country="ES" fo:font-weight="bold" officeooo:paragraph-rsid="0001cbf0" style:font-weight-asian="bold" style:font-name-complex="Arial1"/>
    </style:style>
    <style:style style:name="P18" style:family="paragraph" style:parent-style-name="Standard">
      <style:paragraph-properties fo:text-align="justify" style:justify-single-word="false"/>
      <style:text-properties style:font-name="Arial" fo:language="es" fo:country="ES" fo:font-weight="bold" officeooo:rsid="0001cbf0" officeooo:paragraph-rsid="0001cbf0" style:font-weight-asian="bold" style:font-name-complex="Arial1"/>
    </style:style>
    <style:style style:name="P19" style:family="paragraph" style:parent-style-name="Standard">
      <style:paragraph-properties fo:text-align="justify" style:justify-single-word="false"/>
      <style:text-properties style:font-name="Arial" fo:language="es" fo:country="ES" fo:font-weight="bold" officeooo:rsid="0003bb45" officeooo:paragraph-rsid="0003bb45" style:font-weight-asian="bold" style:font-name-complex="Arial1"/>
    </style:style>
    <style:style style:name="P20" style:family="paragraph" style:parent-style-name="Standard">
      <style:paragraph-properties fo:text-align="justify" style:justify-single-word="false"/>
      <style:text-properties style:font-name="Arial" fo:language="es" fo:country="ES" fo:font-weight="bold" officeooo:rsid="00058c88" officeooo:paragraph-rsid="00058c88" style:font-weight-asian="bold" style:font-name-complex="Arial1"/>
    </style:style>
    <style:style style:name="P21" style:family="paragraph" style:parent-style-name="Standard">
      <style:paragraph-properties fo:text-align="justify" style:justify-single-word="false"/>
      <style:text-properties style:font-name="Arial" fo:language="es" fo:country="ES" fo:font-weight="bold" officeooo:rsid="00062375" officeooo:paragraph-rsid="00062375" style:font-weight-asian="bold" style:font-name-complex="Arial1"/>
    </style:style>
    <style:style style:name="P22" style:family="paragraph" style:parent-style-name="Standard">
      <style:paragraph-properties fo:text-align="justify" style:justify-single-word="false"/>
      <style:text-properties style:font-name="Arial" fo:language="es" fo:country="ES" fo:font-weight="bold" officeooo:rsid="0007bec9" officeooo:paragraph-rsid="0007bec9" style:font-weight-asian="bold" style:font-name-complex="Arial1"/>
    </style:style>
    <style:style style:name="P23" style:family="paragraph" style:parent-style-name="Standard">
      <style:paragraph-properties fo:text-align="justify" style:justify-single-word="false"/>
      <style:text-properties style:font-name="Arial" fo:language="es" fo:country="ES" fo:font-weight="bold" officeooo:rsid="00080333" officeooo:paragraph-rsid="0007bec9" style:font-weight-asian="bold" style:font-name-complex="Arial1"/>
    </style:style>
    <style:style style:name="P24" style:family="paragraph" style:parent-style-name="Standard">
      <style:paragraph-properties fo:text-align="justify" style:justify-single-word="false"/>
      <style:text-properties style:font-name="Arial" fo:language="es" fo:country="ES" fo:font-weight="bold" officeooo:rsid="000ef3d6" officeooo:paragraph-rsid="000b4625" style:font-weight-asian="bold" style:font-name-complex="Arial1"/>
    </style:style>
    <style:style style:name="P25" style:family="paragraph" style:parent-style-name="Standard">
      <style:paragraph-properties fo:text-align="justify" style:justify-single-word="false"/>
      <style:text-properties style:font-name="Arial" fo:language="es" fo:country="ES" fo:font-weight="bold" officeooo:rsid="000ef3d6" officeooo:paragraph-rsid="000ef3d6" style:font-weight-asian="bold" style:font-name-complex="Arial1"/>
    </style:style>
    <style:style style:name="P26" style:family="paragraph" style:parent-style-name="Standard">
      <style:paragraph-properties fo:text-align="justify" style:justify-single-word="false"/>
      <style:text-properties style:font-name="Arial" fo:language="es" fo:country="ES" fo:font-weight="bold" officeooo:rsid="0011961c" officeooo:paragraph-rsid="0011961c" style:font-weight-asian="bold" style:font-name-complex="Arial1"/>
    </style:style>
    <style:style style:name="P27" style:family="paragraph" style:parent-style-name="Standard">
      <style:paragraph-properties fo:text-align="justify" style:justify-single-word="false"/>
      <style:text-properties style:font-name="Arial" fo:language="es" fo:country="ES" fo:font-weight="bold" officeooo:rsid="0013c32a" officeooo:paragraph-rsid="0013c32a" style:font-weight-asian="bold" style:font-name-complex="Arial1"/>
    </style:style>
    <style:style style:name="P28" style:family="paragraph" style:parent-style-name="Standard">
      <style:paragraph-properties fo:text-align="justify" style:justify-single-word="false"/>
      <style:text-properties style:font-name="Arial" fo:language="es" fo:country="ES" fo:font-weight="bold" officeooo:rsid="00146dac" officeooo:paragraph-rsid="00146dac" style:font-weight-asian="bold" style:font-name-complex="Arial1"/>
    </style:style>
    <style:style style:name="P29" style:family="paragraph" style:parent-style-name="Standard">
      <style:paragraph-properties fo:text-align="justify" style:justify-single-word="false"/>
      <style:text-properties style:font-name="Arial" fo:language="es" fo:country="ES" fo:font-weight="bold" officeooo:rsid="00166a6f" officeooo:paragraph-rsid="00166a6f" style:font-weight-asian="bold" style:font-name-complex="Arial1"/>
    </style:style>
    <style:style style:name="P30" style:family="paragraph" style:parent-style-name="Standard">
      <style:paragraph-properties fo:text-align="justify" style:justify-single-word="false"/>
      <style:text-properties style:font-name="Arial" fo:language="es" fo:country="ES" fo:font-weight="bold" officeooo:rsid="00178db2" officeooo:paragraph-rsid="00178db2" style:font-weight-asian="bold" style:font-name-complex="Arial1"/>
    </style:style>
    <style:style style:name="P31" style:family="paragraph" style:parent-style-name="Standard">
      <style:paragraph-properties fo:text-align="justify" style:justify-single-word="false"/>
      <style:text-properties style:font-name="Arial" fo:language="es" fo:country="ES" fo:font-weight="bold" officeooo:rsid="00189e2e" officeooo:paragraph-rsid="00189e2e" style:font-weight-asian="bold" style:font-name-complex="Arial1"/>
    </style:style>
    <style:style style:name="P32" style:family="paragraph" style:parent-style-name="Standard">
      <style:paragraph-properties fo:text-align="justify" style:justify-single-word="false"/>
      <style:text-properties style:font-name="Arial" fo:language="es" fo:country="ES" fo:font-weight="bold" officeooo:rsid="0019562b" officeooo:paragraph-rsid="0019562b" style:font-weight-asian="bold" style:font-name-complex="Arial1"/>
    </style:style>
    <style:style style:name="P33" style:family="paragraph" style:parent-style-name="Standard">
      <style:paragraph-properties fo:text-align="justify" style:justify-single-word="false"/>
      <style:text-properties style:font-name="Arial" fo:language="es" fo:country="ES" fo:font-weight="bold" officeooo:rsid="001b3d16" officeooo:paragraph-rsid="001b3d16" style:font-weight-asian="bold" style:font-name-complex="Arial1"/>
    </style:style>
    <style:style style:name="P34" style:family="paragraph" style:parent-style-name="Standard">
      <style:paragraph-properties fo:text-align="justify" style:justify-single-word="false"/>
      <style:text-properties style:font-name="Arial" fo:language="es" fo:country="ES" fo:font-weight="bold" officeooo:rsid="001be9ff" officeooo:paragraph-rsid="001b3d16" style:font-weight-asian="bold" style:font-name-complex="Arial1"/>
    </style:style>
    <style:style style:name="P35" style:family="paragraph" style:parent-style-name="Standard">
      <style:paragraph-properties fo:text-align="justify" style:justify-single-word="false"/>
      <style:text-properties style:font-name="Arial" fo:language="es" fo:country="ES" fo:font-weight="bold" officeooo:rsid="001be9ff" officeooo:paragraph-rsid="001be9ff" style:font-weight-asian="bold" style:font-name-complex="Arial1"/>
    </style:style>
    <style:style style:name="P36" style:family="paragraph" style:parent-style-name="Standard">
      <style:paragraph-properties fo:text-align="justify" style:justify-single-word="false"/>
      <style:text-properties officeooo:rsid="00080333" officeooo:paragraph-rsid="0011aa09"/>
    </style:style>
    <style:style style:name="P37" style:family="paragraph" style:parent-style-name="Standard">
      <style:paragraph-properties fo:text-align="justify" style:justify-single-word="false"/>
      <style:text-properties officeooo:rsid="00166a6f" officeooo:paragraph-rsid="00166a6f"/>
    </style:style>
    <style:style style:name="T1" style:family="text">
      <style:text-properties style:font-name="Arial" fo:language="es" fo:country="ES" fo:font-weight="bold" style:font-weight-asian="bold" style:font-name-complex="Arial1"/>
    </style:style>
    <style:style style:name="T2" style:family="text">
      <style:text-properties style:font-name="Arial" fo:language="es" fo:country="ES" fo:font-weight="bold" officeooo:rsid="00062375" style:font-weight-asian="bold" style:font-name-complex="Arial1"/>
    </style:style>
    <style:style style:name="T3" style:family="text">
      <style:text-properties style:font-name="Arial" fo:language="es" fo:country="ES" fo:font-weight="bold" officeooo:rsid="00067760" style:font-weight-asian="bold" style:font-name-complex="Arial1"/>
    </style:style>
    <style:style style:name="T4" style:family="text">
      <style:text-properties style:font-name="Arial" fo:language="es" fo:country="ES" fo:font-weight="bold" officeooo:rsid="00080333" style:font-weight-asian="bold" style:font-name-complex="Arial1"/>
    </style:style>
    <style:style style:name="T5" style:family="text">
      <style:text-properties style:font-name="Arial" fo:language="es" fo:country="ES" fo:font-weight="bold" officeooo:rsid="00097f07" style:font-weight-asian="bold" style:font-name-complex="Arial1"/>
    </style:style>
    <style:style style:name="T6" style:family="text">
      <style:text-properties style:font-name="Arial" fo:language="es" fo:country="ES" fo:font-weight="bold" officeooo:rsid="000d43ca" style:font-weight-asian="bold" style:font-name-complex="Arial1"/>
    </style:style>
    <style:style style:name="T7" style:family="text">
      <style:text-properties style:font-name="Arial" fo:language="es" fo:country="ES" fo:font-weight="bold" officeooo:rsid="000ef3d6" style:font-weight-asian="bold" style:font-name-complex="Arial1"/>
    </style:style>
    <style:style style:name="T8" style:family="text">
      <style:text-properties style:font-name="Arial" fo:language="es" fo:country="ES" fo:font-weight="bold" officeooo:rsid="000fce7f" style:font-weight-asian="bold" style:font-name-complex="Arial1"/>
    </style:style>
    <style:style style:name="T9" style:family="text">
      <style:text-properties style:font-name="Arial" fo:language="es" fo:country="ES" fo:font-weight="bold" officeooo:rsid="0011961c" style:font-weight-asian="bold" style:font-name-complex="Arial1"/>
    </style:style>
    <style:style style:name="T10" style:family="text">
      <style:text-properties style:font-name="Arial" fo:language="es" fo:country="ES" fo:font-weight="bold" officeooo:rsid="0011aa09" style:font-weight-asian="bold" style:font-name-complex="Arial1"/>
    </style:style>
    <style:style style:name="T11" style:family="text">
      <style:text-properties style:font-name="Arial" fo:language="es" fo:country="ES" fo:font-weight="bold" officeooo:rsid="0012fd92" style:font-weight-asian="bold" style:font-name-complex="Arial1"/>
    </style:style>
    <style:style style:name="T12" style:family="text">
      <style:text-properties style:font-name="Arial" fo:language="es" fo:country="ES" fo:font-weight="bold" officeooo:rsid="00146dac" style:font-weight-asian="bold" style:font-name-complex="Arial1"/>
    </style:style>
    <style:style style:name="T13" style:family="text">
      <style:text-properties style:font-name="Arial" fo:language="es" fo:country="ES" fo:font-weight="bold" officeooo:rsid="00178db2" style:font-weight-asian="bold" style:font-name-complex="Arial1"/>
    </style:style>
    <style:style style:name="T14" style:family="text">
      <style:text-properties style:font-name="Arial" fo:language="es" fo:country="ES" fo:font-weight="bold" officeooo:rsid="00189e2e" style:font-weight-asian="bold" style:font-name-complex="Arial1"/>
    </style:style>
    <style:style style:name="T15" style:family="text">
      <style:text-properties style:font-name="Arial" fo:language="es" fo:country="ES" fo:font-weight="bold" officeooo:rsid="0019562b" style:font-weight-asian="bold" style:font-name-complex="Arial1"/>
    </style:style>
    <style:style style:name="T16" style:family="text">
      <style:text-properties style:font-name="Arial" fo:language="es" fo:country="ES" fo:font-weight="bold" officeooo:rsid="001be9ff" style:font-weight-asian="bold" style:font-name-complex="Arial1"/>
    </style:style>
    <style:style style:name="T17" style:family="text">
      <style:text-properties style:font-name="Arial" fo:language="es" fo:country="ES" style:font-name-complex="Arial1"/>
    </style:style>
    <style:style style:name="T18" style:family="text">
      <style:text-properties style:font-name="Arial" fo:language="es" fo:country="ES" style:text-underline-style="solid" style:text-underline-width="auto" style:text-underline-color="font-color" fo:font-weight="bold" style:font-weight-asian="bold" style:font-name-complex="Arial1"/>
    </style:style>
    <style:style style:name="T19" style:family="text">
      <style:text-properties officeooo:rsid="001e1b8b"/>
    </style:style>
    <style:style style:name="T20" style:family="text">
      <style:text-properties officeooo:rsid="001f21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Qué es ciencia?</text:p>
      <text:p text:style-name="P1"><text:span text:style-name="T1">"</text:span><text:span text:style-name="T17">La ciencia es fundamentalmente un </text:span><text:span text:style-name="T1">acopio de conocimientos, que utilizamos para comprender el mundo y modificarlo. Está en </text:span><text:span text:style-name="T18">estrecha vinculación con el método y con los resultados que se obtienen</text:span><text:span text:style-name="T1"> a partir de é</text:span><text:span text:style-name="T17">l. Ello permite distinguir a la ciencia de la filosofía, el arte y otros campos de la cultura humana.” </text:span></text:p>
      <text:p text:style-name="P16"/>
      <text:p text:style-name="P1"><text:span text:style-name="T17">Una </text:span><text:span text:style-name="T1">teoría científica</text:span><text:span text:style-name="T17"> es, en principio un </text:span><text:span text:style-name="T1">conjunto de conjeturas, simples y complejas, acerca del modo en que se comporta algún sector de la realidad. Las teorías no se construyen por capricho sino para explicar aquello que nos intriga, para resolver algún problema o para responder preguntas acerca de la naturaleza o la sociedad.</text:span></text:p>
      <text:p text:style-name="P17"/>
      <text:p text:style-name="P18">cienia: ese creciente cuerpo de ideas llamado "ciencia", que puede caracterizarse como conocimiento racional, sistemático, exacto, verificable y por consiguiente falible.</text:p>
      <text:p text:style-name="P18"/>
      <text:p text:style-name="P18">investigación científica: una actividad productora de nuevas ideas</text:p>
      <text:p text:style-name="P18"/>
      <text:p text:style-name="P18">La lógica y la matemática, por ocuparse de inventar entes formales y de establecer relaciones entre ellos, se llaman a menudo ciencias formales, precisamente porque sus objetos no son cosas ni procesos, sino, para emplear el lenguaje pictórico, formas en las que se puede verter un surtido ilimitado de contenidos, tanto fácticos como empíricos. Esto es, podemos establecer correspondencias entre esas formas (u objetos formales), por una parte, y cosas y procesos pertenecientes a cualquier nivel de la realidad por la otra.</text:p>
      <text:p text:style-name="P18"/>
      <text:p text:style-name="P18">Tenemos así una primera gran división de las ciencias, en formales (o ideales) y fácticas (o materiales). Esta ramificación preliminar tiene en cuenta el objeto o tema de las respectivas disciplinas; también da cuenta de la diferencia de especie entre los enunciados que se proponen establecer las ciencias formales y las fácticas: mientras los enunciados formales consisten en relaciones entre signos, los enunciados de las ciencias fácticas se refieren, en su mayoría, a entes extracientíficos: a sucesos y procesos.Nuestra división también tiene encuenta el método por el cual se ponen a prueba los enunciados verificables: mientras las</text:p>
      <text:p text:style-name="P18">ciencias formales se contentan con la lógica para demostrar rigurosamente sus teoremas (los que, sin embargo, pudieron haber sido adivinados por inducción común o de otras maneras), las ciencias fácticas necesitan más que la lógica formal: para confirmar sus conjeturas necesitan de la observación y/o experimento. En otras palabras, las ciencias fácticas tienen que mirar las cosas, y, siempre que les sea posible, deben procurar cambiarlas deliberadamente para intentar descubrir en qué medida sus hipótesis se adecuan a los hechos.</text:p>
      <text:p text:style-name="P18"/>
      <text:p text:style-name="P18">La matemática y la lógica son, en suma, ciencias deductivas. El proceso constructivo, en que la experiencia desempeña un gran papel de sugerencias, se limita a la formación de los puntos de partida (axiomas). En matemática la verdad consiste, por esto, en la coherencia del enunciado dado con un sistema de ideas admitido previamente: por esto, la verdad matemática no es absoluta sino relativa a ese sistema, en el sentido de que una proposición que es válida en una teoría puede dejar de ser lógicamente verdadera en otra teoría.</text:p>
      <text:p text:style-name="P18"/>
      <text:p text:style-name="P19"/>
      <text:p text:style-name="P19"/>
      <text:p text:style-name="P19"/>
      <text:p text:style-name="P19"><text:soft-page-break/>Facticas:</text:p>
      <text:p text:style-name="P19"><text:tab/>no emplean simbolos vacios , usan simbolos interpretados</text:p>
      <text:p text:style-name="P19"><text:tab/>la racionalidad: coherencia con un sistema de ideas aceptadas previamente , esta es necesaria pero no suficiente </text:p>
      <text:p text:style-name="P19"><text:tab/>conocimiento factico verificable se lo llama a menudo ciencia empirica</text:p>
      <text:p text:style-name="P19"><text:tab/>El conocimiento fáctico, aunque racional, es esencialmente probable: dicho de otro modo: la inferencia científica es una red de inferencias deductivas (demostrativas) y probables (inconcluyentes).</text:p>
      <text:p text:style-name="P20"/>
      <text:p text:style-name="P20">Conocimiento racional:</text:p>
      <text:p text:style-name="P20"><text:tab/>constituido por conceptos , juicios y raciocinios , y no por sensaciones , imagnes , pautas de conductas ,etc. (ideas)</text:p>
      <text:p text:style-name="P20"><text:tab/>conbinacion de ideas deacuerdo a una logica con el fin de producir nuevas ideas (inferencia deductiva)</text:p>
      <text:p text:style-name="P20"><text:tab/>estas ideas se organisan en sistemas (teorias)</text:p>
      <text:p text:style-name="P20"/>
      <text:p text:style-name="P2"><text:span text:style-name="T2">C</text:span><text:span text:style-name="T1">onocimiento cientifico es objetivo:</text:span></text:p>
      <text:p text:style-name="P20"><text:tab/>-busca la verdad factica</text:p>
      <text:p text:style-name="P20"><text:tab/>-usa observaciones y experimentacion</text:p>
      <text:p text:style-name="P20"/>
      <text:p text:style-name="P20"/>
      <text:p text:style-name="P19">Inventario de las principales características de la ciencia fáctica:</text:p>
      <text:p text:style-name="P21"><text:tab/>1-El conocimiento científico es fáctico:parte de los hechos, los respeta hasta cierto punto, y siempre vuelve a ellos. Los enunciados fácticos confirmados se llaman usualmente "datos empíricos" .</text:p>
      <text:p text:style-name="P3"><text:span text:style-name="T1"><text:tab/>2-El conocimiento científico trasciende los hechos , la investigación científica no se limita a los hechos observados: los científicos exprimen la realidad a fin de ir más allá de las apariencias</text:span><text:span text:style-name="T3">.</text:span></text:p>
      <text:p text:style-name="P4"><text:span text:style-name="T3"><text:tab/></text:span><text:span text:style-name="T1">3-La ciencia es analítica: la investigación científica aborda problemas circunscriptos, uno a uno, y trata de descomponerlo todo en elementos (no necesariamente últimos o siquiera reales).</text:span></text:p>
      <text:p text:style-name="P22"><text:tab/>4-La investigación científica es especializada: una consecuencia del enfoque analítico de los problemas es la especialización. No obstante la unidad del método científico, su aplicación depende, en gran medida, del asunto</text:p>
      <text:p text:style-name="P22"><text:tab/>5-El conocimiento científico es claro y preciso: sus problemas son distintos, sus resultados son claros.:</text:p>
      <text:p text:style-name="P4"><text:span text:style-name="T1"><text:tab/></text:span><text:span text:style-name="T4">a-cuáles son los problemas;</text:span></text:p>
      <text:p text:style-name="P23"><text:tab/>b-esta abansa en los problema y los vuelve mas complicados con el paso , expecificandolos</text:p>
      <text:p text:style-name="P23"><text:tab/>c-la ciencia define la mayoria de sus conceptos , est<text:span text:style-name="T19">o</text:span>s <text:s/>deben ser conveninetes y fertiles.</text:p>
      <text:p text:style-name="P23"><text:tab/>D-la ciencia crea lenguajes artificiales inventados simbolos …</text:p>
      <text:p text:style-name="P23"><text:tab/>e-la cinecia procura simpre medir y registrar los fenomenos.</text:p>
      <text:p text:style-name="P4"><text:span text:style-name="T4"><text:tab/></text:span><text:span text:style-name="T5">6-el conocimento cinetifico es comunicable ,publico y expresable</text:span></text:p>
      <text:p text:style-name="P6"><text:span text:style-name="T5"><text:tab/>7-</text:span><text:span text:style-name="T1">el conocimiento cientifico es verificable</text:span><text:span text:style-name="T10">(este tiene que pasar el examen de la experiencia)</text:span><text:span text:style-name="T1">:</text:span></text:p>
      <text:p text:style-name="P5"><text:span text:style-name="T1"><text:tab/></text:span><text:span text:style-name="T5">8-La investigación científica es metódica</text:span><text:span text:style-name="T10">(no es errática sino planeada. Los investigadores no tantean en la oscuridad: saben lo que buscan y cómo encontrarlo)</text:span><text:span text:style-name="T5">:</text:span></text:p>
      <text:p text:style-name="P5"><text:span text:style-name="T5"/></text:p>
      <text:p text:style-name="P5"><text:span text:style-name="T5"/></text:p>
      <text:p text:style-name="P7"><text:soft-page-break/><text:span text:style-name="T5"><text:tab/>9-El conocimiento científico es sistemático </text:span><text:span text:style-name="T6">(una ciencia no es un agregado de informacionesinconexas, sino un sistema de ideas conectadas lógicamente entre sí. Todo sistema de ideascaracterizado por cierto conjunto básico (pero refutable) de hipótesis peculiares, y que procura adecuarse a una clase de hechos)</text:span></text:p>
      <text:p text:style-name="P7"><text:span text:style-name="T6"><text:tab/></text:span><text:span text:style-name="T7">10-El conocimiento científico es general</text:span><text:span text:style-name="T10">(ubica los hechos singulares en pautas generales, los enunciados particulares en esquemas amplios)</text:span><text:span text:style-name="T7">:</text:span></text:p>
      <text:p text:style-name="P24"><text:tab/>11-el conocimento cientifico es legal (busca leyes naturales o culturales)</text:p>
      <text:p text:style-name="P25"><text:tab/>12-es explicativa: (explica en termino de leyes y estas en principios)</text:p>
      <text:p text:style-name="P8"><text:span text:style-name="T1"><text:tab/></text:span><text:span text:style-name="T8">13-es predictivo</text:span><text:span text:style-name="T11">(Trasciende la masa de los hechos de experiencia,</text:span></text:p>
      <text:p text:style-name="P8"><text:span text:style-name="T11">imaginando cómo puede haber sido el pasado y cómo podrá ser el futuro.)</text:span><text:span text:style-name="T8">: </text:span></text:p>
      <text:p text:style-name="P9"><text:span text:style-name="T8"><text:tab/>1</text:span><text:span text:style-name="T1">4-es abierta</text:span><text:span text:style-name="T9">(no conoce linites)</text:span><text:span text:style-name="T1">:</text:span></text:p>
      <text:p text:style-name="P10"><text:span text:style-name="T1"><text:tab/>15-la ciencia es util</text:span><text:span text:style-name="T11">(busca la verdad y es util para todos)</text:span><text:span text:style-name="T1">:</text:span></text:p>
      <text:p text:style-name="P26"/>
      <text:p text:style-name="P26"/>
      <text:p text:style-name="P27">Una teoria cientifica:</text:p>
      <text:p text:style-name="P27"><text:tab/>es un conjunto de conjeturas acerca del modo en que se comporta algun sector de la realidad , <text:s/>estas no se construyen para explicar aquello que nos intriga para resolver algun problema o para responder preguntas acerca de la nanturaleza o la sociedad</text:p>
      <text:p text:style-name="P27"/>
      <text:p text:style-name="P27">investigacion cientifica:<text:tab/></text:p>
      <text:p text:style-name="P27"><text:tab/>util y eminentemente practuca (resolucion de problemas satisfaccuin de necesidades aplicación tecnica)</text:p>
      <text:p text:style-name="P11"><text:span text:style-name="T1"><text:tab/>democratica (</text:span><text:span text:style-name="T12">conocimientos y capacidades necesarias para partucupar como ciudadanos responsables en la toma de decisiones sobre asuntos publicosd y polemicos que estan relacionados con la ciencia y la tecnologia</text:span><text:span text:style-name="T1">)</text:span></text:p>
      <text:p text:style-name="P27"><text:tab/></text:p>
      <text:p text:style-name="P28">pensamiento cientifico:</text:p>
      <text:p text:style-name="P28"><text:tab/>no tiene naturaleza , exige adhesion al metodo y a la etica (se necesita conocimiento sobre este , disciplina y recursos disponible)</text:p>
      <text:p text:style-name="P28"><text:tab/>naturalmente no pensamos en terminos cientificos porque nuestro cerebro no esta preparado para hacerlo </text:p>
      <text:p text:style-name="P28"><text:tab/>tiene un carácter practico y de dominacion (conocimiento de los comportamiento de los fenomenos)</text:p>
      <text:p text:style-name="P28"><text:tab/></text:p>
      <text:p text:style-name="P29">niveles de conocimiento:</text:p>
      <text:p text:style-name="P29"><text:tab/>1-datos (unidades elementales)</text:p>
      <text:p text:style-name="P29"><text:tab/>2-informacion (datos organisados y contextualizados)</text:p>
      <text:p text:style-name="P29"><text:tab/>3-conocimiento(info verificada en algun sentido)</text:p>
      <text:p text:style-name="P29"><text:tab/>4-sabiduria(habilidad/capacidad para juzgar datos , informacion y conocimieento)</text:p>
      <text:p text:style-name="P29"/>
      <text:p text:style-name="P29">saberes que conviven</text:p>
      <text:p text:style-name="P29"><text:tab/>miticos/religioso(el criterio de verdad es una cuestion de fe)</text:p>
      <text:p text:style-name="P29"><text:tab/>metafisico(en la antigüedad considerado la primera filosofia)</text:p>
      <text:p text:style-name="P37"><text:span text:style-name="T1"><text:tab/>cientifico(racional , criterio de verdad (objetiva) consensuada por todos)este se contituye <text:s/></text:span><text:span text:style-name="T13">y valida socialmente se experimenta, demuestra , concluye teoriza y se asocia a otras teorias</text:span></text:p>
      <text:p text:style-name="P30"/>
      <text:p text:style-name="P30"/>
      <text:p text:style-name="P30"/>
      <text:p text:style-name="P30"/>
      <text:p text:style-name="P30"><text:soft-page-break/>ciencia distinciones, territorios , limitaciones y caracteristicas:</text:p>
      <text:p text:style-name="P30"><text:tab/>-centros de investigacion</text:p>
      <text:p text:style-name="P30"><text:tab/>-leyes y modelos anteriores</text:p>
      <text:p text:style-name="P30"><text:tab/>-investigador</text:p>
      <text:p text:style-name="P30"><text:tab/>-el metodo cientifico como estrategia para observar experimentar, analizar y comprender objetivamente el mundo natural y social que nos rodea</text:p>
      <text:p text:style-name="P30"/>
      <text:p text:style-name="P30">limitaciones:</text:p>
      <text:p text:style-name="P12"><text:span text:style-name="T1"><text:tab/>tiempo historico</text:span><text:span text:style-name="T14">(donde estamos y en que epoca)</text:span></text:p>
      <text:p text:style-name="P12"><text:span text:style-name="T1"><text:tab/>disciplina en las que abreva</text:span><text:span text:style-name="T14">(tipo de disciplina)</text:span></text:p>
      <text:p text:style-name="P12"><text:span text:style-name="T1"><text:tab/>fuentes de financiamiento</text:span><text:span text:style-name="T14">($$$$)</text:span></text:p>
      <text:p text:style-name="P30"><text:tab/>objetividad/subjetividad (algo que es asi , y que depende la persona)</text:p>
      <text:p text:style-name="P30">------------------------------------------------------------------------------------------------------------------------</text:p>
      <text:p text:style-name="P31">los elementos indentificados muestran los pasos del metodo cientifico , en este caso en ciencia aplicada a la resolucion de un problem concreto que atraviesa la comunidad(metodo = meta + estrategia)</text:p>
      <text:p text:style-name="P31">los cinco pasos impresindibles:</text:p>
      <text:p text:style-name="P31"><text:tab/>problema: (lo que se vivencia , padece inquiete , demanda solucion o explicacion, este definido en tiempo y espacio)</text:p>
      <text:p text:style-name="P31"><text:tab/>marco teorico:(indagacion y estui sobre lo que hay al respecto)</text:p>
      <text:p text:style-name="P31"><text:tab/>hipotesis(posible solucion y explicacion al problema en cuestion)</text:p>
      <text:p text:style-name="P31"><text:tab/>contrastacion(en base a la aplicación concreta de herramientas de investigacion )</text:p>
      <text:p text:style-name="P31"><text:tab/>conclusion(validacion o no de la hipotesis , explicacion del fenomeno y planteo de aplicacion)</text:p>
      <text:p text:style-name="P31"><text:tab/>observacion</text:p>
      <text:p text:style-name="P31"><text:tab/>experimentacion</text:p>
      <text:p text:style-name="P31"/>
      <text:p text:style-name="P31"/>
      <text:p text:style-name="P31">Ciencias formales (o ideales/Forma) (Matemática, lógica, informática, estadística, teoría de sistemas)</text:p>
      <text:p text:style-name="P31"><text:tab/>Sus enunciados son relaciones entre signos o símbolos vacíos de contenido.</text:p>
      <text:p text:style-name="P31"><text:tab/>En sí mismos no son V ni F</text:p>
      <text:p text:style-name="P31"><text:tab/>Se apoya en la lógica</text:p>
      <text:p text:style-name="P31"><text:tab/>para demostrar o probar rigurosamente sus teoremas.</text:p>
      <text:p text:style-name="P31"><text:tab/>Se apoya en la deducción</text:p>
      <text:p text:style-name="P31"><text:tab/>Demuestran o prueban teorías de modo completo y final, cerrado (estancado)</text:p>
      <text:p text:style-name="P31"/>
      <text:p text:style-name="P13"><text:span text:style-name="T1">Ciencias fácticas (empíricas o materiales) </text:span><text:span text:style-name="T15">(</text:span><text:span text:style-name="T1">Ciencias naturales y sociales, estudio de los hechos del mundo natural y social</text:span><text:span text:style-name="T15">)</text:span></text:p>
      <text:p text:style-name="P31"><text:tab/>Los enunciados refieren a sucesos y procesos (no a signos vacíos)</text:p>
      <text:p text:style-name="P31"><text:tab/>Se apoya en la observación y/o experimento para confirmar sus</text:p>
      <text:p text:style-name="P31">conjeturas. Mira los fenómenos.</text:p>
      <text:p text:style-name="P31"><text:tab/>Se apoya en un sistema de ideas aceptado previamente, verifica</text:p>
      <text:p text:style-name="P31">hipótesis a través de la experiencia (EMPIRICA)</text:p>
      <text:p text:style-name="P31"><text:tab/>Sus conclusiones están sujetas a contratación, SIEMPRE. Verificación</text:p>
      <text:p text:style-name="P31">temporaria, incompleta y dinámica</text:p>
      <text:p text:style-name="P31"/>
      <text:p text:style-name="P31"/>
      <text:p text:style-name="P31"/>
      <text:p text:style-name="P31"/>
      <text:p text:style-name="P31"/>
      <text:p text:style-name="P32"><text:soft-page-break/>la investigacion cientifica:</text:p>
      <text:p text:style-name="P32"><text:tab/>es un conjunto de procesos sistemacos, criticos y empiricos que se aplican al estu<text:span text:style-name="T20">d</text:span>i<text:span text:style-name="T20">o</text:span> de un fenomeno</text:p>
      <text:p text:style-name="P32"><text:tab/>los rasgos esenciales que alcansan estas ciencias(sociales y naturales) son la :</text:p>
      <text:p text:style-name="P32"><text:tab/>racionalidad :</text:p>
      <text:p text:style-name="P32"><text:tab/><text:tab/>Constituida por conceptos y raciocinios. No por sensaciones,</text:p>
      <text:p text:style-name="P32">imágenes, pautas de conducta, etc.</text:p>
      <text:p text:style-name="P32">el punto de partida y el punto final de su trabajo son ideas.</text:p>
      <text:p text:style-name="P32">Ideas que pueden combinarse según reglas lógicas para producir nuevas ideas</text:p>
      <text:p text:style-name="P32">que no son enteramente nuevas ya que están implicadas por las premisas de la deducción; pero expresan conocimientos de los que no se tenía conciencia antes de efectuarse la deducción. se organizan en sistemas de ideas, esto es en conjuntos ordenados de proposiciones(teorías).</text:p>
      <text:p text:style-name="P32"/>
      <text:p text:style-name="P32"><text:tab/>Objetividad:</text:p>
      <text:p text:style-name="P32"><text:tab/><text:tab/>Porque concuerda con su objeto: alcanzar la verdad fáctica;</text:p>
      <text:p text:style-name="P32">verifica la adaptación de las ideas a los hechos a través de la observación y el experimento, en un intercambio que es controlable y hasta cierto punto reproducible.</text:p>
      <text:p text:style-name="P32"/>
      <text:p text:style-name="P33"><text:tab/>Factica:</text:p>
      <text:p text:style-name="P33"><text:tab/><text:tab/>parte de los hechos los respetados hasta cierto punto y siempre vulve a ellos , intente describirlos tal como son</text:p>
      <text:p text:style-name="P33"><text:tab/></text:p>
      <text:p text:style-name="P33"><text:tab/>trasciende los hechos:</text:p>
      <text:p text:style-name="P33"><text:tab/><text:tab/>descarta produce y explica en base a un conocimento colectivo previo y a las teorias vigentes , racionaliza la experiencia</text:p>
      <text:p text:style-name="P33"><text:tab/></text:p>
      <text:p text:style-name="P33"><text:tab/>analitica:</text:p>
      <text:p text:style-name="P33"><text:tab/><text:tab/>desconpone sus objetos para descubir el mecanismo interno responsble de los fenomenos observados</text:p>
      <text:p text:style-name="P33"><text:tab/></text:p>
      <text:p text:style-name="P33"><text:tab/>comunicable:</text:p>
      <text:p text:style-name="P33"><text:tab/><text:tab/>es publico y explicable. Esto es posible grafias a la precicion , esencial para la verificacion de los datos empiricos y de la hipotesis cientificas</text:p>
      <text:p text:style-name="P33"><text:tab/></text:p>
      <text:p text:style-name="P33"><text:tab/>explicativa:</text:p>
      <text:p text:style-name="P33"><text:tab/><text:tab/>explica y intenta explicar los hechos en terminos de leyes y estas en principios , porque ocurre los hechos como ocure y no de otra manera</text:p>
      <text:p text:style-name="P33"><text:tab/></text:p>
      <text:p text:style-name="P33"><text:tab/>metodica:</text:p>
      <text:p text:style-name="P33"><text:tab/><text:tab/>no es erratica sino planeada , sabe lo que busca y como encontrarlo</text:p>
      <text:p text:style-name="P33"/>
      <text:p text:style-name="P14"><text:span text:style-name="T1"><text:tab/></text:span><text:span text:style-name="T16">abierto:</text:span></text:p>
      <text:p text:style-name="P34"><text:tab/><text:tab/>es abierta como sistema , falible y esta busca prograser, metodologicamente es cerrada</text:p>
      <text:p text:style-name="P34"><text:tab/></text:p>
      <text:p text:style-name="P34"><text:tab/>verificable:<text:tab/></text:p>
      <text:p text:style-name="P34"><text:tab/><text:tab/>debe aprovar la experimentacion , si esta no esa si no se podria decir que se busca el conocimiento objetivo</text:p>
      <text:p text:style-name="P34"><text:tab/></text:p>
      <text:p text:style-name="P35"><text:soft-page-break/><text:tab/>i+d</text:p>
      <text:p text:style-name="P34"><text:tab/><text:tab/>investigacion basica:</text:p>
      <text:p text:style-name="P34"><text:tab/><text:tab/><text:tab/>investigacion en pos de conocimiento e independiente de su aplicaion o utilizacion</text:p>
      <text:p text:style-name="P34"><text:tab/><text:tab/>investigacion aplicada</text:p>
      <text:p text:style-name="P34"><text:tab/><text:tab/><text:tab/>investigacion en por del conocimiento pensada con fines practicos especificos</text:p>
      <text:p text:style-name="P34"><text:tab/><text:tab/>desarrollo experimental:<text:tab/></text:p>
      <text:p text:style-name="P34"><text:tab/><text:tab/><text:tab/>trabajos sistematicos en base a conocimientos existentes obtenidos de la investigacion y/o la experiencia pract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10:26:28.673413849</meta:creation-date>
    <meta:generator>LibreOffice/7.3.5.2$Linux_X86_64 LibreOffice_project/30$Build-2</meta:generator>
    <dc:date>2022-09-06T08:33:42.817231172</dc:date>
    <meta:editing-duration>PT30M26S</meta:editing-duration>
    <meta:editing-cycles>3</meta:editing-cycles>
    <meta:document-statistic meta:table-count="0" meta:image-count="0" meta:object-count="0" meta:page-count="6" meta:paragraph-count="140" meta:word-count="1818" meta:character-count="12464" meta:non-whitespace-character-count="10643"/>
  </office:meta>
</office:document-meta>
</file>